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="thin solid #000000" fo:background-color="#BDD7EE"/>
    </style:style>
    <style:style style:name="ce15" style:family="table-cell" style:parent-style-name="Default" style:data-style-name="N0">
      <style:table-cell-properties fo:border="thin solid #000000" fo:background-color="#FFFFA6"/>
    </style:style>
    <style:style style:name="ce16" style:family="table-cell" style:parent-style-name="Default" style:data-style-name="N0">
      <style:table-cell-properties fo:background-color="#FFFFA6"/>
    </style:style>
    <style:style style:name="ce17" style:family="table-cell" style:parent-style-name="Default" style:data-style-name="N0">
      <style:table-cell-properties fo:background-color="#729FCF"/>
    </style:style>
    <style:style style:name="ce18" style:family="table-cell" style:parent-style-name="Default" style:data-style-name="N0">
      <style:table-cell-properties fo:background-color="#7DCD96"/>
    </style:style>
    <style:style style:name="ce19" style:family="table-cell" style:parent-style-name="Default" style:data-style-name="N0">
      <style:table-cell-properties fo:border="thin solid #000000" fo:background-color="#7DCD96"/>
    </style:style>
    <style:style style:name="ce20" style:family="table-cell" style:parent-style-name="Default" style:data-style-name="N0">
      <style:table-cell-properties fo:border="thin solid #000000" fo:background-color="#729FCF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7DCD96"/>
    </style:style>
    <style:style style:name="ce23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BDD7EE"/>
    </style:style>
    <style:style style:name="ce2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BDD7EE"/>
    </style:style>
    <style:style style:name="ce29" style:family="table-cell" style:parent-style-name="Default" style:data-style-name="N0">
      <style:table-cell-properties fo:border="thin solid #000000" fo:background-color="#7DCD96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A6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729FCF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DD7EE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DCD96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729FCF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thin solid #000000" fo:border-bottom="none" fo:border-left="none" fo:border-right="thin solid #000000" fo:background-color="#7DCD96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729FCF"/>
    </style:style>
    <style:style style:name="ce39" style:family="table-cell" style:parent-style-name="Default" style:data-style-name="N0">
      <style:table-cell-properties fo:background-color="#B4C6E7"/>
    </style:style>
    <style:style style:name="ce40" style:family="table-cell" style:parent-style-name="Default" style:data-style-name="N0">
      <style:table-cell-properties fo:background-color="#9BC2E6"/>
    </style:style>
    <style:style style:name="ce41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A9D08E"/>
    </style:style>
    <style:style style:name="ce43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A9D08E"/>
    </style:style>
    <style:style style:name="ce45" style:family="table-cell" style:parent-style-name="Default" style:data-style-name="N0">
      <style:table-cell-properties fo:border="thin solid #000000" fo:background-color="#BDD7EE"/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5.953125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6.270625cm"/>
    </style:style>
    <style:style style:name="co17" style:family="table-column">
      <style:table-column-properties fo:break-before="auto" style:column-width="6.37645833333333cm"/>
    </style:style>
    <style:style style:name="co18" style:family="table-column">
      <style:table-column-properties fo:break-before="auto" style:column-width="6.111875cm"/>
    </style:style>
    <style:style style:name="co19" style:family="table-column">
      <style:table-column-properties fo:break-before="auto" style:column-width="5.13291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5.26520833333333cm"/>
    </style:style>
    <style:style style:name="co22" style:family="table-column">
      <style:table-column-properties fo:break-before="auto" style:column-width="4.15395833333333cm"/>
    </style:style>
    <style:style style:name="co23" style:family="table-column">
      <style:table-column-properties fo:break-before="auto" style:column-width="4.02166666666667cm"/>
    </style:style>
    <style:style style:name="co24" style:family="table-column">
      <style:table-column-properties fo:break-before="auto" style:column-width="4.94770833333333cm"/>
    </style:style>
    <style:style style:name="co25" style:family="table-column">
      <style:table-column-properties fo:break-before="auto" style:column-width="3.54541666666667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38666666666667cm"/>
    </style:style>
    <style:style style:name="co28" style:family="table-column">
      <style:table-column-properties fo:break-before="auto" style:column-width="5.000625cm"/>
    </style:style>
    <style:style style:name="co29" style:family="table-column">
      <style:table-column-properties fo:break-before="auto" style:column-width="3.12208333333333cm"/>
    </style:style>
    <style:style style:name="co30" style:family="table-column">
      <style:table-column-properties fo:break-before="auto" style:column-width="2.778125cm"/>
    </style:style>
    <style:style style:name="co31" style:family="table-column">
      <style:table-column-properties fo:break-before="auto" style:column-width="5.58270833333333cm"/>
    </style:style>
    <style:style style:name="co32" style:family="table-column">
      <style:table-column-properties fo:break-before="auto" style:column-width="1.825625cm"/>
    </style:style>
    <style:style style:name="co33" style:family="table-column">
      <style:table-column-properties fo:break-before="auto" style:column-width="5.635625cm"/>
    </style:style>
    <style:style style:name="co34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04.45pt" style:use-optimal-row-height="false" fo:break-before="auto"/>
    </style:style>
    <style:style style:name="ro6" style:family="table-row">
      <style:table-row-properties style:row-height="13.9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KERAPROY/redo01a.log’,</text:p>
            <text:p>'/u12/app/oracle/KERAPROY/redo01b.log’,</text:p>
            <text:p>'/u13/app/oracle/KERAPROY/redo01c.log’</text:p>
            <text:p>) size 150m blocksize 512,</text:p>
            <text:p>group 2 (</text:p>
            <text:p>'/u11/app/oracle/KERAPROY/redo02a.log’,</text:p>
            <text:p>'/u12/app/oracle/KERAPROY/redo02b.log’,</text:p>
            <text:p>'/u13/app/oracle/KERAPROY/redo02c.log’</text:p>
            <text:p>) size 150m blocksize 512,</text:p>
            <text:p>group 3 (</text:p>
            <text:p>'/u11/app/oracle/KERAPROY/redo03a.log’,</text:p>
            <text:p>'/u12/app/oracle/KERAPROY/redo03b.log’,</text:p>
            <text:p>'/u13/app/oracle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rchivo de passwords</text:p>
          </table:table-cell>
          <table:table-cell office:value-type="string" table:style-name="ce1">
            <text:p>SYS=systemgym</text:p>
            <text:p>SYSBACKUP=systemgym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USUARIO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IMNASI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YM_MATERIAL_MULTIMEDI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EMPLEAD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ADMINISTRATIV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INSTRUCTOR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GIMNASIO_EMPLEADO</text:p>
          </table:table-cell>
          <table:table-cell office:value-type="string" table:style-name="ce43">
            <text:p>INFO_GYM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2">
            <text:p>SAL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URL_INSTRUCTOR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SALA_DISCIPLIN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4">
            <text:p>DISCIPLINA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DISPOSITIVO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STATUS_DISP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2">
            <text:p>HISTORICO_STATUS_DISP</text:p>
          </table:table-cell>
          <table:table-cell office:value-type="string" table:style-name="ce43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UARIOS</text:p>
          </table:table-cell>
          <table:table-cell table:number-columns-repeated="16382"/>
        </table:table-row>
        <table:table-row table:number-rows-repeated="1048556" table:style-name="ro6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</text:p>
          </table:table-cell>
          <table:table-cell office:value-type="string" table:style-name="ce13">
            <text:p>GIM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YM_MATERIAL_MULTIMEDIA</text:p>
          </table:table-cell>
          <table:table-cell office:value-type="string" table:style-name="ce13">
            <text:p>GMM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3">
            <text:p>GYM_MATERIAL_MULTIMEDIA</text:p>
          </table:table-cell>
          <table:table-cell office:value-type="string" table:style-name="ce13">
            <text:p>GMM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MPLEADO</text:p>
          </table:table-cell>
          <table:table-cell office:value-type="string" table:style-name="ce13">
            <text:p>EMP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ADMINISTRATIVO</text:p>
          </table:table-cell>
          <table:table-cell office:value-type="string" table:style-name="ce13">
            <text:p>ADM_EMPLEADO_FK_IX</text:p>
          </table:table-cell>
          <table:table-cell office:value-type="string" table:style-name="ce11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INSTRUCTOR</text:p>
          </table:table-cell>
          <table:table-cell office:value-type="string" table:style-name="ce13">
            <text:p>INS_EMPLEADO_FK_IX</text:p>
          </table:table-cell>
          <table:table-cell office:value-type="string" table:style-name="ce11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DENTIFICA AL EMPLEADO QUE ES GER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GIMNASIO_EMPLEADO</text:p>
          </table:table-cell>
          <table:table-cell office:value-type="string" table:style-name="ce13">
            <text:p>GE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DENTIFICA EL GIMNASIO A DONDE PERTENECE EL GER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</text:p>
          </table:table-cell>
          <table:table-cell office:value-type="string" table:style-name="ce13">
            <text:p>SAL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</text:p>
          </table:table-cell>
          <table:table-cell office:value-type="string" table:style-name="ce13">
            <text:p>SAL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URL_INSTRUCTOR</text:p>
          </table:table-cell>
          <table:table-cell office:value-type="string" table:style-name="ce13">
            <text:p>UI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URL_INSTRUCTOR</text:p>
          </table:table-cell>
          <table:table-cell office:value-type="string" table:style-name="ce13">
            <text:p>UI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SAL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ALA_DISCIPLINA</text:p>
          </table:table-cell>
          <table:table-cell office:value-type="string" table:style-name="ce13">
            <text:p>SD_DISCIPLIN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CIPLINA</text:p>
          </table:table-cell>
          <table:table-cell office:value-type="string" table:style-name="ce13">
            <text:p>DISC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POSITIVO</text:p>
          </table:table-cell>
          <table:table-cell office:value-type="string" table:style-name="ce13">
            <text:p>DISP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9">
          <table:table-cell office:value-type="string" table:style-name="ce13">
            <text:p>DISPOSITIVO</text:p>
          </table:table-cell>
          <table:table-cell office:value-type="string" table:style-name="ce13">
            <text:p>DISP_STATUS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STATUS ACTUAL DEL DISPOSITIVO (VIGENTE, OBSOLEETO, AVERIADO, EN REPARACIÓN, FUERA DE USO)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DISPOSITIVO</text:p>
          </table:table-cell>
          <table:table-cell office:value-type="string" table:style-name="ce13">
            <text:p>DISP_GIMNAS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TATUS_DISP</text:p>
          </table:table-cell>
          <table:table-cell office:value-type="string" table:style-name="ce13">
            <text:p>STA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HISTORICO_STATUS_DISP</text:p>
          </table:table-cell>
          <table:table-cell office:value-type="string" table:style-name="ce13">
            <text:p>HSD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3">
            <text:p>HISTORICO_STATUS_DISP</text:p>
          </table:table-cell>
          <table:table-cell office:value-type="string" table:style-name="ce13">
            <text:p>HSD_STATUS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HISTORICO_STATUS_DISP</text:p>
          </table:table-cell>
          <table:table-cell office:value-type="string" table:style-name="ce13">
            <text:p>HSD_INVENTARI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LIENTE</text:p>
          </table:table-cell>
          <table:table-cell office:value-type="string" table:style-name="ce13">
            <text:p>CLI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REDENCIAL</text:p>
          </table:table-cell>
          <table:table-cell office:value-type="string" table:style-name="ce13">
            <text:p>CRE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REDENCIAL</text:p>
          </table:table-cell>
          <table:table-cell office:value-type="string" table:style-name="ce13">
            <text:p>CRE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EMPLEADO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SALA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SION</text:p>
          </table:table-cell>
          <table:table-cell office:value-type="string" table:style-name="ce13">
            <text:p>SES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XPEDIENTE_CLIENTE</text:p>
          </table:table-cell>
          <table:table-cell office:value-type="string" table:style-name="ce13">
            <text:p>EC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EXPEDIENTE_CLIENTE</text:p>
          </table:table-cell>
          <table:table-cell office:value-type="string" table:style-name="ce13">
            <text:p>EC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NSOR</text:p>
          </table:table-cell>
          <table:table-cell office:value-type="string" table:style-name="ce13">
            <text:p>SEN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SENSOR</text:p>
          </table:table-cell>
          <table:table-cell office:value-type="string" table:style-name="ce13">
            <text:p>SEN_CLIENTE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ALORIAS</text:p>
          </table:table-cell>
          <table:table-cell office:value-type="string" table:style-name="ce13">
            <text:p>CAL_PK_IX</text:p>
          </table:table-cell>
          <table:table-cell office:value-type="string" table:style-name="ce11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CALORIAS</text:p>
          </table:table-cell>
          <table:table-cell office:value-type="string" table:style-name="ce13">
            <text:p>CAL_SESION_FK_IX</text:p>
          </table:table-cell>
          <table:table-cell office:value-type="string" table:style-name="ce11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FOT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P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I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MENIQUE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A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IMEDI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P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I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MENIQUE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A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HDMEDI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YM_MATERIAL_MULTIMEDIA</text:p>
          </table:table-cell>
          <table:table-cell office:value-type="string" table:style-name="ce1">
            <text:p>GMM_CONTENID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CERTIFICAD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DISCIPLINA</text:p>
          </table:table-cell>
          <table:table-cell office:value-type="string" table:style-name="ce1">
            <text:p>DIS_ICON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FOTO_IX</text:p>
          </table:table-cell>
          <table:table-cell office:value-type="string" table:style-name="ce11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1">
            <text:p>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1">
            <text:p>NON UNIQUE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1">
            <text:p>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1">
            <text:p>NON UNIQUE</text:p>
          </table:table-cell>
          <table:table-cell table:number-columns-repeated="16381"/>
        </table:table-row>
        <table:table-row table:number-rows-repeated="1048504" table:style-name="ro6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Nombre del tablespace</text:p>
          </table:table-cell>
          <table:table-cell office:value-type="string" table:style-name="ce14">
            <text:p>Configuración</text:p>
          </table:table-cell>
          <table:table-cell table:style-name="ce1"/>
          <table:table-cell office:value-type="string" table:style-name="ce1">
            <text:p>Módulos</text:p>
          </table:table-cell>
          <table:table-cell table:number-columns-repeated="16380"/>
        </table:table-row>
        <table:table-row table:style-name="ro2">
          <table:table-cell office:value-type="string" table:style-name="ce15">
            <text:p>system</text:p>
          </table:table-cell>
          <table:table-cell office:value-type="string" table:style-name="ce15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16">
            <text:p>comunes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sysaux</text:p>
          </table:table-cell>
          <table:table-cell office:value-type="string" table:style-name="ce3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17">
            <text:p>users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temp</text:p>
          </table:table-cell>
          <table:table-cell office:value-type="string" table:style-name="ce3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18">
            <text:p>info_gym</text:p>
          </table:table-cell>
          <table:table-cell table:number-columns-repeated="16380"/>
        </table:table-row>
        <table:table-row table:style-name="ro8">
          <table:table-cell office:value-type="string" table:style-name="ce15">
            <text:p>undo</text:p>
          </table:table-cell>
          <table:table-cell office:value-type="string" table:style-name="ce3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5">
            <text:p>blob</text:p>
          </table:table-cell>
          <table:table-cell office:value-type="string" table:style-name="ce30">
            <text:p>size 550m autoextend on next 5120k maxsize unlimeted</text:p>
            <text:p>'/u14/app/oracle/oradata/KERAPROY/blob01.dbf’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19">
            <text:p>info_gym</text:p>
          </table:table-cell>
          <table:table-cell office:value-type="string" table:style-name="ce22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9">
            <text:p>info_gym_idx</text:p>
          </table:table-cell>
          <table:table-cell office:value-type="string" table:style-name="ce22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0">
            <text:p>users</text:p>
          </table:table-cell>
          <table:table-cell office:value-type="string" table:style-name="ce31">
            <text:p>size 500m autoextend on maxsize unlimited</text:p>
            <text:p>'/u14/app/oracle/oradata/KERAPROY/users01.dbf’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0">
            <text:p>users_idx</text:p>
          </table:table-cell>
          <table:table-cell office:value-type="string" table:style-name="ce31">
            <text:p>size 250m autoextend on maxsize unlimited</text:p>
            <text:p>'/u14/app/oracle/oradata/KERAPROY/users_idx01.dbf’</text:p>
          </table:table-cell>
          <table:table-cell table:number-columns-repeated="16382" table:style-name="ce1"/>
        </table:table-row>
        <table:table-row table:number-rows-repeated="1048566" table:style-name="ro6">
          <table:table-cell table:number-columns-repeated="16384"/>
        </table:table-row>
      </table:table>
      <table:table table:name="tablespaces_obj" table:style-name="ta2"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14">
            <text:p>Nombre del tablespace</text:p>
          </table:table-cell>
          <table:table-cell office:value-type="string" table:style-name="ce14">
            <text:p>Objetivo/Beneficio</text:p>
          </table:table-cell>
          <table:table-cell office:value-type="string" table:style-name="ce33">
            <text:p>Tipo</text:p>
          </table:table-cell>
          <table:table-cell table:style-name="ce36"/>
          <table:table-cell office:value-type="string" table:style-name="ce39">
            <text:p>Módulo</text:p>
          </table:table-cell>
          <table:table-cell table:number-columns-repeated="16379"/>
        </table:table-row>
        <table:table-row table:style-name="ro10">
          <table:table-cell office:value-type="string" table:style-name="ce19">
            <text:p>INFO_GYM</text:p>
          </table:table-cell>
          <table:table-cell office:value-type="string" table:style-name="ce21">
            <text:p>Almacenar todos los datos de las tablas del módulo INFO_GYM,</text:p>
            <text:p>a excepción de los datos blob y los índices.</text:p>
          </table:table-cell>
          <table:table-cell office:value-type="string" table:style-name="ce34">
            <text:p>Permanente</text:p>
          </table:table-cell>
          <table:table-cell table:style-name="ce36"/>
          <table:table-cell office:value-type="string" table:style-name="ce38">
            <text:p>USERS</text:p>
          </table:table-cell>
          <table:table-cell table:number-columns-repeated="16379"/>
        </table:table-row>
        <table:table-row table:style-name="ro7">
          <table:table-cell office:value-type="string" table:style-name="ce29">
            <text:p>INFO_GYM_IX</text:p>
          </table:table-cell>
          <table:table-cell office:value-type="string" table:style-name="ce22">
            <text:p>Almacenar todos los índices del modulo INFO_GYM, para distribuir la carga de trabajo</text:p>
          </table:table-cell>
          <table:table-cell office:value-type="string" table:style-name="ce34">
            <text:p>Permanente</text:p>
          </table:table-cell>
          <table:table-cell table:style-name="ce36"/>
          <table:table-cell office:value-type="string" table:style-name="ce37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20">
            <text:p>USERS</text:p>
          </table:table-cell>
          <table:table-cell office:value-type="string" table:style-name="ce31">
            <text:p>Almacenar todos los datos de las tablas del módulo USERS, a excepción de los datos blob y sus índices</text:p>
          </table:table-cell>
          <table:table-cell office:value-type="string" table:style-name="ce35">
            <text:p>Permanente</text:p>
          </table:table-cell>
          <table:table-cell table:number-columns-repeated="2" table:style-name="ce36"/>
          <table:table-cell table:number-columns-repeated="16379"/>
        </table:table-row>
        <table:table-row table:style-name="ro9">
          <table:table-cell office:value-type="string" table:style-name="ce20">
            <text:p>USERS_IX</text:p>
          </table:table-cell>
          <table:table-cell office:value-type="string" table:style-name="ce31">
            <text:p>Almacenar todos los índices del módulo USERS, para distribuir la carga de trabajo</text:p>
          </table:table-cell>
          <table:table-cell office:value-type="string" table:style-name="ce35">
            <text:p>Permanente</text:p>
          </table:table-cell>
          <table:table-cell table:number-columns-repeated="2" table:style-name="ce36"/>
          <table:table-cell table:number-columns-repeated="16379"/>
        </table:table-row>
        <table:table-row table:number-rows-repeated="1048571" table:style-name="ro6">
          <table:table-cell table:number-columns-repeated="16384"/>
        </table:table-row>
      </table:table>
      <table:table table:name="tablespaces_tabla" table:style-name="ta1">
        <table:table-column table:style-name="co17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45">
            <text:p>Nombre de la tabla</text:p>
          </table:table-cell>
          <table:table-cell office:value-type="string" table:style-name="ce14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IMNASI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YM_MATERIAL_MULTIMEDI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EMPLEAD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ADMINISTRATIV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INSTRUCTOR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GIMNASIO_EMPLEAD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AL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URL_INSTRUCTOR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ALA_DISCIPLIN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ISCIPLINA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DISPOSITIVO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STATUS_DISP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19">
            <text:p>HISTORICO_STATUS_DISP</text:p>
          </table:table-cell>
          <table:table-cell office:value-type="string" table:style-name="ce23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LIENTE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REDENCIAL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ESION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EXPEDIENTE_CLIENTE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ENSOR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ALORIAS</text:p>
          </table:table-cell>
          <table:table-cell office:value-type="string" table:style-name="ce24">
            <text:p>USERS</text:p>
          </table:table-cell>
          <table:table-cell table:number-columns-repeated="16382"/>
        </table:table-row>
        <table:table-row table:number-rows-repeated="1048556" table:style-name="ro6">
          <table:table-cell table:number-columns-repeated="16384"/>
        </table:table-row>
      </table:table>
      <table:table table:name="tablespaces_indic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22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25">
            <text:p>Nombre del indice</text:p>
          </table:table-cell>
          <table:table-cell office:value-type="string" table:style-name="ce25">
            <text:p>Tipo de indice</text:p>
          </table:table-cell>
          <table:table-cell office:value-type="string" table:style-name="ce25">
            <text:p>Nombre de la tabla</text:p>
          </table:table-cell>
          <table:table-cell office:value-type="string" table:style-name="ce25">
            <text:p>Nombre de la columna</text:p>
          </table:table-cell>
          <table:table-cell office:value-type="string" table:style-name="ce25">
            <text:p>Nombre del tablespace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GIM_PK_IX</text:p>
          </table:table-cell>
          <table:table-cell table:style-name="ce1"/>
          <table:table-cell office:value-type="string" table:style-name="ce13">
            <text:p>GIMNASIO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MM_PK_IX</text:p>
          </table:table-cell>
          <table:table-cell table:style-name="ce1"/>
          <table:table-cell office:value-type="string" table:style-name="ce13">
            <text:p>GYM_MATERIAL_MULTIMEDIA</text:p>
          </table:table-cell>
          <table:table-cell office:value-type="string" table:style-name="ce1">
            <text:p>GYM_MATERIAL_MULTIMEDI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MM_GIMNASIO_FK_IX</text:p>
          </table:table-cell>
          <table:table-cell table:style-name="ce1"/>
          <table:table-cell office:value-type="string" table:style-name="ce13">
            <text:p>GYM_MATERIAL_MULTIMEDIA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EMP_PK_IX</text:p>
          </table:table-cell>
          <table:table-cell table:style-name="ce1"/>
          <table:table-cell office:value-type="string" table:style-name="ce13">
            <text:p>EMPLEAD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ADM_EMPLEADO_FK_IX</text:p>
          </table:table-cell>
          <table:table-cell table:style-name="ce1"/>
          <table:table-cell office:value-type="string" table:style-name="ce13">
            <text:p>ADMINISTRATIV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INS_EMPLEADO_FK_IX</text:p>
          </table:table-cell>
          <table:table-cell table:style-name="ce1"/>
          <table:table-cell office:value-type="string" table:style-name="ce13">
            <text:p>INSTRUCTOR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P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GIMNASIO_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EMPLEADO_F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GE_GIMNASIO_FK_IX</text:p>
          </table:table-cell>
          <table:table-cell table:style-name="ce1"/>
          <table:table-cell office:value-type="string" table:style-name="ce13">
            <text:p>GIMNASIO_EMPLEADO</text:p>
          </table:table-cell>
          <table:table-cell office:value-type="string" table:style-name="ce1">
            <text:p>GIMNASI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AL_PK_IX</text:p>
          </table:table-cell>
          <table:table-cell table:style-name="ce1"/>
          <table:table-cell office:value-type="string" table:style-name="ce13">
            <text:p>SALA</text:p>
          </table:table-cell>
          <table:table-cell office:value-type="string" table:style-name="ce1">
            <text:p>SAL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AL_EMPLEADO_FK_IX</text:p>
          </table:table-cell>
          <table:table-cell table:style-name="ce1"/>
          <table:table-cell office:value-type="string" table:style-name="ce13">
            <text:p>SALA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UI_PK_IX</text:p>
          </table:table-cell>
          <table:table-cell table:style-name="ce1"/>
          <table:table-cell office:value-type="string" table:style-name="ce13">
            <text:p>URL_INSTRUCTOR</text:p>
          </table:table-cell>
          <table:table-cell office:value-type="string" table:style-name="ce1">
            <text:p>URL_INSTRUCTOR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UI_EMPLEADO_FK_IX</text:p>
          </table:table-cell>
          <table:table-cell table:style-name="ce1"/>
          <table:table-cell office:value-type="string" table:style-name="ce13">
            <text:p>URL_INSTRUCTOR</text:p>
          </table:table-cell>
          <table:table-cell office:value-type="string" table:style-name="ce1">
            <text:p>EMPLEADO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P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SALA_DISCIPLIN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SALA_F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SALA_ID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3">
            <text:p>SD_DISCIPLINA_FK_IX</text:p>
          </table:table-cell>
          <table:table-cell table:style-name="ce1"/>
          <table:table-cell office:value-type="string" table:style-name="ce13">
            <text:p>SALA_DISCIPLINA</text:p>
          </table:table-cell>
          <table:table-cell office:value-type="string" table:style-name="ce1">
            <text:p>DISCIPLIN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C_PK_IX</text:p>
          </table:table-cell>
          <table:table-cell table:style-name="ce1"/>
          <table:table-cell office:value-type="string" table:style-name="ce13">
            <text:p>DISCIPLINA</text:p>
          </table:table-cell>
          <table:table-cell office:value-type="string" table:style-name="ce1">
            <text:p>DISCIPLIN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P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DISPOSITIV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STATUS_F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STATUS_ACTUAL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DISP_GIMNASIO_FK_IX</text:p>
          </table:table-cell>
          <table:table-cell table:style-name="ce1"/>
          <table:table-cell office:value-type="string" table:style-name="ce13">
            <text:p>DISPOSITIVO</text:p>
          </table:table-cell>
          <table:table-cell office:value-type="string" table:style-name="ce1">
            <text:p>GIMNASI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TA_PK_IX</text:p>
          </table:table-cell>
          <table:table-cell table:style-name="ce1"/>
          <table:table-cell office:value-type="string" table:style-name="ce13">
            <text:p>STATUS_DISP</text:p>
          </table:table-cell>
          <table:table-cell office:value-type="string" table:style-name="ce1">
            <text:p>STATU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P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HISTORICO_STATUS_DISP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STATUS_F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STATU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HSD_INVENTARIO_FK_IX</text:p>
          </table:table-cell>
          <table:table-cell table:style-name="ce1"/>
          <table:table-cell office:value-type="string" table:style-name="ce13">
            <text:p>HISTORICO_STATUS_DISP</text:p>
          </table:table-cell>
          <table:table-cell office:value-type="string" table:style-name="ce1">
            <text:p>INVENTARI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LI_PK_IX</text:p>
          </table:table-cell>
          <table:table-cell table:style-name="ce1"/>
          <table:table-cell office:value-type="string" table:style-name="ce13">
            <text:p>CLIENTE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RE_PK_IX</text:p>
          </table:table-cell>
          <table:table-cell table:style-name="ce1"/>
          <table:table-cell office:value-type="string" table:style-name="ce13">
            <text:p>CREDENCIAL</text:p>
          </table:table-cell>
          <table:table-cell office:value-type="string" table:style-name="ce1">
            <text:p>CREDENCIAL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RE_CLIENTE_FK_IX</text:p>
          </table:table-cell>
          <table:table-cell table:style-name="ce1"/>
          <table:table-cell office:value-type="string" table:style-name="ce13">
            <text:p>CREDENCIAL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P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SESION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EMPLEADO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EMPLEADO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SALA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SALA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S_CLIENTE_FK_IX</text:p>
          </table:table-cell>
          <table:table-cell table:style-name="ce1"/>
          <table:table-cell office:value-type="string" table:style-name="ce13">
            <text:p>SESION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EC_PK_IX</text:p>
          </table:table-cell>
          <table:table-cell table:style-name="ce1"/>
          <table:table-cell office:value-type="string" table:style-name="ce13">
            <text:p>EXPEDIENTE_CLIENTE</text:p>
          </table:table-cell>
          <table:table-cell office:value-type="string" table:style-name="ce1">
            <text:p>EXPEDIENTE_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EC_CLIENTE_FK_IX</text:p>
          </table:table-cell>
          <table:table-cell table:style-name="ce1"/>
          <table:table-cell office:value-type="string" table:style-name="ce13">
            <text:p>EXPEDIENTE_CLIENTE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N_PK_IX</text:p>
          </table:table-cell>
          <table:table-cell table:style-name="ce1"/>
          <table:table-cell office:value-type="string" table:style-name="ce13">
            <text:p>SENSOR</text:p>
          </table:table-cell>
          <table:table-cell office:value-type="string" table:style-name="ce1">
            <text:p>SENSOR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SEN_CLIENTE_FK_IX</text:p>
          </table:table-cell>
          <table:table-cell table:style-name="ce1"/>
          <table:table-cell office:value-type="string" table:style-name="ce13">
            <text:p>SENSOR</text:p>
          </table:table-cell>
          <table:table-cell office:value-type="string" table:style-name="ce1">
            <text:p>CLIENTE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AL_PK_IX</text:p>
          </table:table-cell>
          <table:table-cell table:style-name="ce1"/>
          <table:table-cell office:value-type="string" table:style-name="ce13">
            <text:p>CALORIAS</text:p>
          </table:table-cell>
          <table:table-cell office:value-type="string" table:style-name="ce1">
            <text:p>CALORIAS_ID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CAL_SESION_FK_IX</text:p>
          </table:table-cell>
          <table:table-cell table:style-name="ce1"/>
          <table:table-cell office:value-type="string" table:style-name="ce13">
            <text:p>CALORIAS</text:p>
          </table:table-cell>
          <table:table-cell office:value-type="string" table:style-name="ce1">
            <text:p>SESION_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FOT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P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I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MENIQUE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A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IMEDI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P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I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MENIQUE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A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HDMEDIO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MM_CONTENIDO_IX</text:p>
          </table:table-cell>
          <table:table-cell table:style-name="ce1"/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CERTIFICADO_I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IS_ICONO_IX</text:p>
          </table:table-cell>
          <table:table-cell table:style-name="ce1"/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FOTO_I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DIRECCION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LATITUD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IM_LONGITUD_IX</text:p>
          </table:table-cell>
          <table:table-cell table:style-name="ce1"/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EMAIL_I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RFC_IU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MP_NUM_TRABAJADOR_IUX</text:p>
          </table:table-cell>
          <table:table-cell table:style-name="ce1"/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USER_IU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DM_PASSWORD_IUX</text:p>
          </table:table-cell>
          <table:table-cell table:style-name="ce1"/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USERNAME_IU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PASSWORD_IU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LI_DIRECCION_IX</text:p>
          </table:table-cell>
          <table:table-cell table:style-name="ce1"/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E_CODIGO_BARRAS_IUX</text:p>
          </table:table-cell>
          <table:table-cell table:style-name="ce1"/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DIA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MES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FECHA_ANO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DURACION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S_TOTAL_CALORIAS_IX</text:p>
          </table:table-cell>
          <table:table-cell table:style-name="ce1"/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L_VALOR_IX</text:p>
          </table:table-cell>
          <table:table-cell table:style-name="ce1"/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AL_TIEMPO_IX</text:p>
          </table:table-cell>
          <table:table-cell table:style-name="ce1"/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table:number-columns-repeated="16380"/>
        </table:table-row>
        <table:table-row table:number-rows-repeated="1048504" table:style-name="ro6">
          <table:table-cell table:number-columns-repeated="16384"/>
        </table:table-row>
      </table:table>
      <table:table table:name="tablespaces_blob" table:style-name="ta1"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26">
            <text:p>Nombre de la columna CLOB/BLOB</text:p>
          </table:table-cell>
          <table:table-cell office:value-type="string" table:style-name="ce26">
            <text:p>Nombre del índice asociado a la columna CLOB/BLOB</text:p>
          </table:table-cell>
          <table:table-cell office:value-type="string" table:style-name="ce26">
            <text:p>Nombre de la tabla</text:p>
          </table:table-cell>
          <table:table-cell office:value-type="string" table:style-name="ce26">
            <text:p>Nombre del tablespace para la columna CLOB/BLOB</text:p>
          </table:table-cell>
          <table:table-cell office:value-type="string" table:style-name="ce26">
            <text:p>Nombre del tablespace para el índice de la columna CLOB/BLOB</text:p>
          </table:table-cell>
          <table:table-cell table:number-columns-repeated="3" table:style-name="ce2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32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PULGAR</text:p>
          </table:table-cell>
          <table:table-cell office:value-type="string" table:style-name="ce1">
            <text:p>EMP_HIP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INDICE</text:p>
          </table:table-cell>
          <table:table-cell office:value-type="string" table:style-name="ce1">
            <text:p>EMP_HII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MENIQUE</text:p>
          </table:table-cell>
          <table:table-cell office:value-type="string" table:style-name="ce1">
            <text:p>EMP_HIMENIQUE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ANULAR</text:p>
          </table:table-cell>
          <table:table-cell office:value-type="string" table:style-name="ce1">
            <text:p>EMP_HIA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IZQ_MEDIO</text:p>
          </table:table-cell>
          <table:table-cell office:value-type="string" table:style-name="ce1">
            <text:p>EMP_HIMEDI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PULGAR</text:p>
          </table:table-cell>
          <table:table-cell office:value-type="string" table:style-name="ce1">
            <text:p>EMP_HDP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INDICE</text:p>
          </table:table-cell>
          <table:table-cell office:value-type="string" table:style-name="ce1">
            <text:p>EMP_HDI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MENIQUE</text:p>
          </table:table-cell>
          <table:table-cell office:value-type="string" table:style-name="ce1">
            <text:p>EMP_HDMENIQUE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ANULAR</text:p>
          </table:table-cell>
          <table:table-cell office:value-type="string" table:style-name="ce1">
            <text:p>EMP_HDA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HUELLA_DER_MEDIO</text:p>
          </table:table-cell>
          <table:table-cell office:value-type="string" table:style-name="ce1">
            <text:p>EMP_HDMEDIO_I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CONTENIDO</text:p>
          </table:table-cell>
          <table:table-cell office:value-type="string" table:style-name="ce1">
            <text:p>GMM_CONTENIDO_I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CERTIFICADO</text:p>
          </table:table-cell>
          <table:table-cell office:value-type="string" table:style-name="ce1">
            <text:p>ADM_CERTIFICADO_I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ICONO</text:p>
          </table:table-cell>
          <table:table-cell office:value-type="string" table:style-name="ce1">
            <text:p>DIS_ICONO_I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FOTO</text:p>
          </table:table-cell>
          <table:table-cell office:value-type="string" table:style-name="ce1">
            <text:p>CLI_FOTO_I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6">
          <table:table-cell table:number-columns-repeated="16384"/>
        </table:table-row>
      </table:table>
      <table:table table:name="respaldos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25">
            <text:p>Fecha y hora</text:p>
          </table:table-cell>
          <table:table-cell office:value-type="string" table:style-name="ce25">
            <text:p>Datos REDO producidos (MB)</text:p>
          </table:table-cell>
          <table:table-cell office:value-type="string" table:style-name="ce25">
            <text:p>Fecha de Respaldo</text:p>
          </table:table-cell>
          <table:table-cell office:value-type="string" table:style-name="ce25">
            <text:p>Tipo de backup</text:p>
          </table:table-cell>
          <table:table-cell office:value-type="string" table:style-name="ce25">
            <text:p>Espacio requerido por el backup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scripts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26">
            <text:p>Num. Script</text:p>
          </table:table-cell>
          <table:table-cell office:value-type="string" table:style-name="ce28">
            <text:p>Nombre del Script</text:p>
          </table:table-cell>
          <table:table-cell office:value-type="string" table:style-name="ce28">
            <text:p>Descripción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uricio Ramos</meta:initial-creator>
    <dc:creator>Mauricio Ramos</dc:creator>
    <meta:creation-date>2021-01-27T01:25:02Z</meta:creation-date>
    <dc:date>2021-02-02T14:44:20Z</dc:date>
    <meta:editing-cycles>6</meta:editing-cycles>
    <meta:editing-duration>PT1623S</meta:editing-duration>
  </office:meta>
</office:document-meta>
</file>